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fo:margin-bottom="0in" fo:line-height="100%"/>
    </style:style>
    <style:style style:name="T2" style:parent-style-name="Bekezdésalapbetűtípusa" style:family="text">
      <style:text-properties style:font-name="Times New Roman" style:font-name-asian="Times New Roman" style:font-name-complex="Times New Roman" fo:color="#FF0000" fo:font-size="16pt" style:font-size-asian="16pt" style:font-size-complex="16pt" fo:background-color="#FFFF00" style:language-asian="hu" style:country-asian="HU"/>
    </style:style>
    <style:style style:name="P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3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4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3" style:parent-style-name="Normál" style:family="paragraph">
      <style:paragraph-properties fo:margin-bottom="0in" fo:line-height="100%"/>
    </style:style>
    <style:style style:name="T54" style:parent-style-name="Bekezdésalapbetűtípusa" style:family="text">
      <style:text-properties style:font-name="Times New Roman" style:font-name-asian="Times New Roman" style:font-name-complex="Times New Roman" fo:color="#FF0000" fo:font-size="16pt" style:font-size-asian="16pt" style:font-size-complex="16pt" fo:background-color="#FFFF00" style:language-asian="hu" style:country-asian="HU"/>
    </style:style>
    <style:style style:name="P5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5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8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9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0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1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2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T133" style:parent-style-name="Bekezdésalapbetűtípusa" style:family="text">
      <style:text-properties fo:color="#FF0000" fo:font-size="16pt" style:font-size-asian="16pt" style:font-size-complex="16pt" fo:background-color="#FFFF00"/>
    </style:style>
    <style:style style:name="P13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0" style:parent-style-name="Normál" style:family="paragraph">
      <style:text-properties fo:color="#FF0000" fo:font-size="16pt" style:font-size-asian="16pt" style:font-size-complex="16pt"/>
    </style:style>
  </office:automatic-styles>
  <office:body>
    <office:text text:use-soft-page-breaks="true">
      <text:p text:style-name="P1"><text:span text:style-name="T2">index.html</text:span></text:p>
      <text:p text:style-name="P3"/>
      <text:p text:style-name="P4"/>
      <text:p text:style-name="P5">&lt;!DOCTYPE html&gt;</text:p>
      <text:p text:style-name="P6">&lt;html lang="hu"&gt;</text:p>
      <text:p text:style-name="P7">&lt;head&gt;</text:p>
      <text:p text:style-name="P8"><text:s text:c="4"/>&lt;meta charset="UTF-8"&gt;</text:p>
      <text:p text:style-name="P9"><text:s text:c="4"/>&lt;meta http-equiv="X-UA-Compatible" content="IE=edge"&gt;</text:p>
      <text:p text:style-name="P10"><text:s text:c="4"/>&lt;meta name="viewport" content="width=device-width, initial-scale=1.0"&gt;</text:p>
      <text:p text:style-name="P11"><text:s text:c="4"/>&lt;title&gt;Document&lt;/title&gt;</text:p>
      <text:p text:style-name="P12"><text:s text:c="4"/>&lt;link rel="stylesheet" href="./css/style2.css" type="text/css"&gt;</text:p>
      <text:p text:style-name="P13">&lt;/head&gt;</text:p>
      <text:p text:style-name="P14">&lt;body&gt;</text:p>
      <text:p text:style-name="P15"><text:s text:c="4"/>&lt;div class="container"&gt;</text:p>
      <text:p text:style-name="P16"><text:s text:c="8"/>&lt;div class="header"&gt;</text:p>
      <text:p text:style-name="P17"><text:s text:c="12"/>&lt;h1&gt;Lorem, ipsum dolor.&lt;/h1&gt;</text:p>
      <text:p text:style-name="P18"><text:s text:c="8"/>&lt;/div&gt;</text:p>
      <text:p text:style-name="P19"><text:s text:c="8"/>&lt;div class="tartalom"&gt;</text:p>
      <text:p text:style-name="P20"><text:s text:c="12"/>&lt;div class="navigation"&gt;</text:p>
      <text:p text:style-name="P21"><text:s text:c="16"/>&lt;ul&gt;</text:p>
      <text:p text:style-name="P22"><text:s text:c="20"/>&lt;li&gt;&lt;a href="#"&gt;main page&lt;/a&gt;&lt;/li&gt;</text:p>
      <text:p text:style-name="P23"><text:s text:c="20"/>&lt;li&gt;&lt;a href="#"&gt;about us&lt;/a&gt;&lt;/li&gt;</text:p>
      <text:p text:style-name="P24"><text:s text:c="20"/>&lt;li&gt;&lt;a href="#"&gt;services&lt;/a&gt;&lt;/li&gt;</text:p>
      <text:p text:style-name="P25"><text:s text:c="20"/>&lt;li&gt;&lt;a href="#"&gt;special offers&lt;/a&gt;&lt;/li&gt;</text:p>
      <text:p text:style-name="P26"><text:s text:c="20"/>&lt;li&gt;&lt;a href="#"&gt;contact us&lt;/a&gt;&lt;/li&gt;</text:p>
      <text:p text:style-name="P27"><text:s text:c="16"/>&lt;/ul&gt;</text:p>
      <text:p text:style-name="P28"><text:s text:c="12"/>&lt;/div&gt;</text:p>
      <text:p text:style-name="P29"><text:s text:c="12"/>&lt;div class="content"&gt;</text:p>
      <text:p text:style-name="P30"><text:s text:c="16"/>&lt;div class="hasab"&gt;</text:p>
      <text:p text:style-name="P31"><text:s text:c="20"/>&lt;img class="kep1" src="./img/img3.jpg" alt="lány egyik"&gt;</text:p>
      <text:p text:style-name="P32"><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33"><text:s text:c="20"/>&lt;/p&gt;</text:p>
      <text:p text:style-name="P34"><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35"><text:s text:c="20"/>&lt;/p&gt;</text:p>
      <text:p text:style-name="P36"><text:s text:c="16"/>&lt;/div&gt;</text:p>
      <text:p text:style-name="P37"><text:s text:c="16"/>&lt;div class="hasab"&gt;</text:p>
      <text:p text:style-name="P38"><text:s text:c="20"/>&lt;img class="kep2" src="./img/img4.jpg" alt="lány másik"&gt;</text:p>
      <text:p text:style-name="P39"><text:s text:c="20"/>&lt;p&gt;Lorem ipsum dolor sit amet, consectetur adipisicing elit. Cum optio corporis ut consequatur suscipit aliquam. Recusandae dicta<text:s/><text:soft-page-break/>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40"><text:s text:c="20"/>&lt;/p&gt;</text:p>
      <text:p text:style-name="P41"><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42"><text:s text:c="20"/>&lt;/p&gt;</text:p>
      <text:p text:style-name="P43"><text:s text:c="16"/>&lt;/div&gt;</text:p>
      <text:p text:style-name="P44"><text:s text:c="12"/>&lt;/div&gt;</text:p>
      <text:p text:style-name="P45"><text:s text:c="8"/>&lt;/div&gt;</text:p>
      <text:p text:style-name="P46"><text:s text:c="8"/>&lt;div class="footer"&gt;</text:p>
      <text:p text:style-name="P47"><text:s text:c="12"/>&lt;p&gt;Lorem ipsum dolor sit amet.&lt;/p&gt;</text:p>
      <text:p text:style-name="P48"><text:s text:c="8"/>&lt;/div&gt;</text:p>
      <text:p text:style-name="P49"><text:s text:c="4"/>&lt;/div&gt;</text:p>
      <text:p text:style-name="P50"><text:s text:c="4"/></text:p>
      <text:p text:style-name="P51">&lt;/body&gt;</text:p>
      <text:p text:style-name="P52">&lt;/html&gt;</text:p>
      <text:p text:style-name="Normál"/>
      <text:p text:style-name="P53"><text:span text:style-name="T54">style1.css</text:span></text:p>
      <text:p text:style-name="P55">*{</text:p>
      <text:p text:style-name="P56"><text:s text:c="4"/>box-sizing: border-box;</text:p>
      <text:p text:style-name="P57"><text:s text:c="4"/>margin:0;</text:p>
      <text:p text:style-name="P58"><text:s text:c="4"/>padding: 0;</text:p>
      <text:p text:style-name="P59">}</text:p>
      <text:p text:style-name="P60">html{</text:p>
      <text:p text:style-name="P61"><text:s text:c="4"/>font-size: 16px;</text:p>
      <text:p text:style-name="P62">}</text:p>
      <text:p text:style-name="P63">body{</text:p>
      <text:p text:style-name="P64"><text:s text:c="4"/>font-family: Verdana, Geneva, Tahoma, sans-serif;</text:p>
      <text:p text:style-name="P65"><text:s text:c="4"/>background: rgba(162,202,221);</text:p>
      <text:p text:style-name="P66">}</text:p>
      <text:p text:style-name="P67">.container{</text:p>
      <text:p text:style-name="P68"><text:s text:c="4"/>max-width: 1300px;</text:p>
      <text:p text:style-name="P69"><text:s text:c="4"/>margin:0 auto;</text:p>
      <text:p text:style-name="P70">}</text:p>
      <text:p text:style-name="P71">.header{</text:p>
      <text:p text:style-name="P72"><text:s text:c="4"/>height: 580px;</text:p>
      <text:p text:style-name="P73"><text:s text:c="4"/>background: url('../img/picture1.jpg');</text:p>
      <text:p text:style-name="P74"><text:s text:c="4"/>color:white;</text:p>
      <text:p text:style-name="P75"><text:s text:c="4"/>font-size: 2rem;</text:p>
      <text:p text:style-name="P76"><text:s text:c="4"/>padding: 250px 0 0 400px;</text:p>
      <text:p text:style-name="P77">}</text:p>
      <text:p text:style-name="P78">.navigation{</text:p>
      <text:p text:style-name="P79"><text:s text:c="4"/>background-color: #5473b4</text:p>
      <text:p text:style-name="P80">}</text:p>
      <text:soft-page-break/>
      <text:p text:style-name="P81">.navigation ul{</text:p>
      <text:p text:style-name="P82"><text:s text:c="4"/>list-style-type: none;</text:p>
      <text:p text:style-name="P83">}</text:p>
      <text:p text:style-name="P84">.navigation ul::after, .hasab::after{</text:p>
      <text:p text:style-name="P85"><text:s text:c="4"/>content:"";</text:p>
      <text:p text:style-name="P86"><text:s text:c="4"/>clear:both;</text:p>
      <text:p text:style-name="P87"><text:s text:c="4"/>display:table;</text:p>
      <text:p text:style-name="P88">}</text:p>
      <text:p text:style-name="P89">.navigation ul li{</text:p>
      <text:p text:style-name="P90"><text:s text:c="4"/>width:20%;</text:p>
      <text:p text:style-name="P91"><text:s text:c="4"/>float:left;</text:p>
      <text:p text:style-name="P92"><text:s text:c="4"/>text-align: center;</text:p>
      <text:p text:style-name="P93">}</text:p>
      <text:p text:style-name="P94">.navigation ul li a{</text:p>
      <text:p text:style-name="P95"><text:s text:c="4"/>color:white;</text:p>
      <text:p text:style-name="P96"><text:s text:c="4"/>text-decoration: none;</text:p>
      <text:p text:style-name="P97"><text:s text:c="4"/>padding:30px;</text:p>
      <text:p text:style-name="P98"><text:s text:c="4"/>display:block;</text:p>
      <text:p text:style-name="P99"><text:s text:c="4"/>text-transform: uppercase;</text:p>
      <text:p text:style-name="P100">}</text:p>
      <text:p text:style-name="P101">.navigation ul li a:hover{</text:p>
      <text:p text:style-name="P102"><text:s text:c="4"/>background-color: #455f97;</text:p>
      <text:p text:style-name="P103"><text:s text:c="4"/>text-decoration: underline;</text:p>
      <text:p text:style-name="P104">}</text:p>
      <text:p text:style-name="P105">.content{</text:p>
      <text:p text:style-name="P106"><text:s text:c="4"/>background: #ddd;</text:p>
      <text:p text:style-name="P107">}</text:p>
      <text:p text:style-name="P108">.content .hasab img{</text:p>
      <text:p text:style-name="P109"><text:s text:c="4"/>max-width: 50%;</text:p>
      <text:p text:style-name="P110">}</text:p>
      <text:p text:style-name="P111">.content .hasab p{</text:p>
      <text:p text:style-name="P112"><text:s text:c="4"/>float:left;</text:p>
      <text:p text:style-name="P113"><text:s text:c="4"/>max-width:50%;</text:p>
      <text:p text:style-name="P114"><text:s text:c="4"/>font-size:.8rem;</text:p>
      <text:p text:style-name="P115"><text:s text:c="4"/>padding:20px;</text:p>
      <text:p text:style-name="P116"><text:s text:c="4"/>line-height: 1.8;</text:p>
      <text:p text:style-name="P117"><text:s text:c="4"/>text-align: justify;</text:p>
      <text:p text:style-name="P118">}</text:p>
      <text:p text:style-name="P119">.kep1{</text:p>
      <text:p text:style-name="P120"><text:s text:c="4"/>float:left;</text:p>
      <text:p text:style-name="P121">}</text:p>
      <text:p text:style-name="P122">.kep2{</text:p>
      <text:p text:style-name="P123"><text:s text:c="4"/>float:right;</text:p>
      <text:p text:style-name="P124">}</text:p>
      <text:p text:style-name="P125">.footer{</text:p>
      <text:p text:style-name="P126"><text:s text:c="4"/>background: white;</text:p>
      <text:p text:style-name="P127"><text:s text:c="4"/>height: 200px;</text:p>
      <text:p text:style-name="P128"><text:s text:c="4"/>font-size: .8rem;</text:p>
      <text:p text:style-name="P129"><text:s text:c="4"/>padding-top: 100px;</text:p>
      <text:p text:style-name="P130"><text:s text:c="4"/>text-align: center;</text:p>
      <text:p text:style-name="P131"><text:s text:c="4"/>color:rgb(98, 97, 97)</text:p>
      <text:p text:style-name="P132">}</text:p>
      <text:p text:style-name="Normál"/>
      <text:p text:style-name="Normál"/>
      <text:p text:style-name="Normál"><text:span text:style-name="T133">style2.css</text:span></text:p>
      <text:p text:style-name="P134">*{</text:p>
      <text:p text:style-name="P135"><text:s text:c="4"/>box-sizing: border-box;</text:p>
      <text:p text:style-name="P136"><text:s text:c="4"/>margin:0;</text:p>
      <text:soft-page-break/>
      <text:p text:style-name="P137"><text:s text:c="4"/>padding: 0;</text:p>
      <text:p text:style-name="P138">}</text:p>
      <text:p text:style-name="P139">html{</text:p>
      <text:p text:style-name="P140"><text:s text:c="4"/>font-size: 16px;</text:p>
      <text:p text:style-name="P141">}</text:p>
      <text:p text:style-name="P142">body{</text:p>
      <text:p text:style-name="P143"><text:s text:c="4"/>font-family: Verdana, Geneva, Tahoma, sans-serif;</text:p>
      <text:p text:style-name="P144"><text:s text:c="4"/>background: rgba(162,202,221);</text:p>
      <text:p text:style-name="P145">}</text:p>
      <text:p text:style-name="P146">.container{</text:p>
      <text:p text:style-name="P147"><text:s text:c="4"/>max-width: 1300px;</text:p>
      <text:p text:style-name="P148"><text:s text:c="4"/>margin:0 auto;</text:p>
      <text:p text:style-name="P149">}</text:p>
      <text:p text:style-name="P150">.header{</text:p>
      <text:p text:style-name="P151"><text:s text:c="4"/>height: 580px;</text:p>
      <text:p text:style-name="P152"><text:s text:c="4"/>background: url('../img/picture1.jpg');</text:p>
      <text:p text:style-name="P153"><text:s text:c="4"/>color:white;</text:p>
      <text:p text:style-name="P154"><text:s text:c="4"/>font-size: 2rem;</text:p>
      <text:p text:style-name="P155"><text:s text:c="4"/>padding: 250px 0 0 400px;</text:p>
      <text:p text:style-name="P156">}</text:p>
      <text:p text:style-name="P157">.tartalom{</text:p>
      <text:p text:style-name="P158"><text:s text:c="4"/>background-color: #5473b4;</text:p>
      <text:p text:style-name="P159">}</text:p>
      <text:p text:style-name="P160">.navigation{</text:p>
      <text:p text:style-name="P161"><text:s text:c="4"/>background-color: #5473b4;</text:p>
      <text:p text:style-name="P162"><text:s text:c="4"/>width:20%;</text:p>
      <text:p text:style-name="P163"><text:s text:c="4"/>float:left;</text:p>
      <text:p text:style-name="P164"/>
      <text:p text:style-name="P165">}</text:p>
      <text:p text:style-name="P166">.navigation ul{</text:p>
      <text:p text:style-name="P167"><text:s text:c="4"/>list-style-type: none;</text:p>
      <text:p text:style-name="P168">}</text:p>
      <text:p text:style-name="P169">.navigation ul::after, .hasab::after, .tartalom::after{</text:p>
      <text:p text:style-name="P170"><text:s text:c="4"/>content:"";</text:p>
      <text:p text:style-name="P171"><text:s text:c="4"/>clear:both;</text:p>
      <text:p text:style-name="P172"><text:s text:c="4"/>display:table;</text:p>
      <text:p text:style-name="P173">}</text:p>
      <text:p text:style-name="P174">.navigation ul li{</text:p>
      <text:p text:style-name="P175"><text:s text:c="3"/>text-align: center;</text:p>
      <text:p text:style-name="P176"><text:s text:c="3"/>border-bottom: 1px dotted black;</text:p>
      <text:p text:style-name="P177">}</text:p>
      <text:p text:style-name="P178">.navigation ul li a{</text:p>
      <text:p text:style-name="P179"><text:s text:c="4"/>color:white;</text:p>
      <text:p text:style-name="P180"><text:s text:c="4"/>text-decoration: none;</text:p>
      <text:p text:style-name="P181"><text:s text:c="4"/>padding:30px;</text:p>
      <text:p text:style-name="P182"><text:s text:c="4"/>display:block;</text:p>
      <text:p text:style-name="P183"><text:s text:c="4"/>text-transform: uppercase;</text:p>
      <text:p text:style-name="P184">}</text:p>
      <text:p text:style-name="P185">.navigation ul li a:hover{</text:p>
      <text:p text:style-name="P186"><text:s text:c="4"/>background-color: #455f97;</text:p>
      <text:p text:style-name="P187"><text:s text:c="4"/>text-decoration: underline;</text:p>
      <text:p text:style-name="P188">}</text:p>
      <text:p text:style-name="P189">.content{</text:p>
      <text:p text:style-name="P190"><text:s text:c="4"/>background: #ddd;</text:p>
      <text:p text:style-name="P191"><text:s text:c="4"/>width:80%;</text:p>
      <text:p text:style-name="P192"><text:s text:c="4"/>float:left;</text:p>
      <text:p text:style-name="P193">}</text:p>
      <text:p text:style-name="P194"/>
      <text:p text:style-name="P195">.content .hasab{</text:p>
      <text:p text:style-name="P196"><text:s text:c="4"/>border-bottom: 1px dotted black;</text:p>
      <text:p text:style-name="P197">}</text:p>
      <text:soft-page-break/>
      <text:p text:style-name="P198">.content .hasab:last-child{</text:p>
      <text:p text:style-name="P199"><text:s text:c="4"/>border-bottom: none;</text:p>
      <text:p text:style-name="P200">}</text:p>
      <text:p text:style-name="P201"/>
      <text:p text:style-name="P202">.content .hasab img{</text:p>
      <text:p text:style-name="P203"><text:s text:c="4"/>max-width: 50%;</text:p>
      <text:p text:style-name="P204">}</text:p>
      <text:p text:style-name="P205">.content .hasab p{</text:p>
      <text:p text:style-name="P206"><text:s text:c="4"/>float:left;</text:p>
      <text:p text:style-name="P207"><text:s text:c="4"/>max-width:50%;</text:p>
      <text:p text:style-name="P208"><text:s text:c="4"/>font-size:.8rem;</text:p>
      <text:p text:style-name="P209"><text:s text:c="4"/>padding:10px;</text:p>
      <text:p text:style-name="P210"><text:s text:c="4"/>line-height: 1.3;</text:p>
      <text:p text:style-name="P211"><text:s text:c="4"/>text-align: justify;</text:p>
      <text:p text:style-name="P212">}</text:p>
      <text:p text:style-name="P213">.content .hasab p:last-child{</text:p>
      <text:p text:style-name="P214"><text:s text:c="4"/>padding-top: 0;</text:p>
      <text:p text:style-name="P215">}</text:p>
      <text:p text:style-name="P216">.kep1{</text:p>
      <text:p text:style-name="P217"><text:s text:c="4"/>float:left;</text:p>
      <text:p text:style-name="P218">}</text:p>
      <text:p text:style-name="P219">.kep2{</text:p>
      <text:p text:style-name="P220"><text:s text:c="4"/>float:left;</text:p>
      <text:p text:style-name="P221">}</text:p>
      <text:p text:style-name="P222">.footer{</text:p>
      <text:p text:style-name="P223"><text:s text:c="4"/>background: white;</text:p>
      <text:p text:style-name="P224"><text:s text:c="4"/>height: 200px;</text:p>
      <text:p text:style-name="P225"><text:s text:c="4"/>font-size: .8rem;</text:p>
      <text:p text:style-name="P226"><text:s text:c="4"/>padding-top: 100px;</text:p>
      <text:p text:style-name="P227"><text:s text:c="4"/>text-align: center;</text:p>
      <text:p text:style-name="P228"><text:s text:c="4"/>color:rgb(98, 97, 97)</text:p>
      <text:p text:style-name="P229">}</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1-11-07T19:40:00Z</meta:creation-date>
    <dc:date>2021-11-07T19:49:00Z</dc:date>
    <meta:template xlink:href="Normal.dotm" xlink:type="simple"/>
    <meta:editing-cycles>2</meta:editing-cycles>
    <meta:editing-duration>PT480S</meta:editing-duration>
    <meta:document-statistic meta:page-count="5" meta:paragraph-count="14" meta:word-count="926" meta:character-count="7303" meta:row-count="53" meta:non-whitespace-character-count="6391"/>
  </office:meta>
</office:document-meta>
</file>